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Во мојот проект на секоја страна го употребив истиот фоотер и хедер. Напред пред да почне навигациониот бар го имам ставено моето лого исто така логото со моите иницијали е поставено и во фоотерот. Мојот веб сајт има четири страници тоа се</text:span><text:span text:style-name="T2"><text:s/>home,travel,my brand and colors,contact.<text:s/></text:span><text:span text:style-name="T3">На<text:s/></text:span><text:span text:style-name="T4">home</text:span><text:span text:style-name="T5"><text:s/>може да се прочита нешто повеќе за мене , персонални информации. На<text:s/></text:span><text:span text:style-name="T6">travel<text:s/></text:span><text:span text:style-name="T7">страната може да се забележат во 4 различни дивови поставени еден до друг моите омилени дестинации каде што сум била и секако под секоја дестинација е описот на местото како и плус информација додадено. Рамките на дивовите се заоблени. На<text:s/></text:span><text:span text:style-name="T8">my brand and colors<text:s/></text:span><text:span text:style-name="T9">можат да се забележат повеќе секции во првата е напишано нешто повеќе за мојот бренд со хедер1 и хедер5 до текстот се додадени две слики една до друга, под тој див е додаден див каде и тој е поделен на два дополнителни дива. Првиот од нив почнува со слика параграф, а другиот со текст во параграфот и слика до текстот. И секако на крај е футерот како што нагласив и на почетокот. Последната страна<text:s/></text:span><text:span text:style-name="T10">contact<text:s/></text:span><text:span text:style-name="T11">содржи полиња за да се внесат информации за клиентот кој е заинтересиран за брендот, и општо ако сака да остави лични информации за понатамошен контакт лично со мене.</text:span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